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4cm"/>
    </style:style>
    <style:style style:name="co17" style:family="table-column">
      <style:table-column-properties fo:break-before="auto" style:column-width="10.59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12.095cm"/>
    </style:style>
    <style:style style:name="co26" style:family="table-column">
      <style:table-column-properties fo:break-before="auto" style:column-width="8.248cm"/>
    </style:style>
    <style:style style:name="co27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55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9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1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10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10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103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10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103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10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10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10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103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10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10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10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10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10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10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103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103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103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103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103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10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103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10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10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82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81">
            <calcext:condition calcext:apply-style-name="Error" calcext:value="duplicate" calcext:base-cell-address="list.B3"/>
          </calcext:conditional-format>
          <calcext:conditional-format calcext:target-range-address="list.C3:list.C281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69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50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155" office:value-type="string" calcext:value-type="string">
            <text:p>(주)행복한다람쥐단( Happy Daram Inc. )</text:p>
          </table:table-cell>
          <table:table-cell table:style-name="ce161" office:value-type="string" calcext:value-type="string">
            <text:p>주식회사행복한다람쥐단</text:p>
          </table:table-cell>
          <table:table-cell table:style-name="ce164" office:value-type="string" calcext:value-type="string">
            <text:p>인천광역시 부평구 부평대로 293 부평테크시티 ***호</text:p>
          </table:table-cell>
          <table:table-cell table:style-name="ce168" office:value-type="string" calcext:value-type="string">
            <text:p>831-86-01***</text:p>
          </table:table-cell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강남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36Litters</text:p>
          </table:table-cell>
          <table:table-cell table:style-name="ce161" office:value-type="string" calcext:value-type="string">
            <text:p>36리터스주식회사(36LittersInc.)</text:p>
          </table:table-cell>
          <table:table-cell table:style-name="ce164" office:value-type="string" calcext:value-type="string">
            <text:p>경기도 성남시 분당구 대왕판교로645번길 *** ***층 ***호</text:p>
          </table:table-cell>
          <table:table-cell table:style-name="ce168" office:value-type="string" calcext:value-type="string">
            <text:p>210-88-02***</text:p>
          </table:table-cell>
          <table:table-cell table:style-name="ce168" office:value-type="string" calcext:value-type="string">
            <text:p>김현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5minlab Corp.</text:p>
          </table:table-cell>
          <table:table-cell table:style-name="ce161"/>
          <table:table-cell table:style-name="ce164" office:value-type="string" calcext:value-type="string">
            <text:p>서울 마포구 양화로 19, ***층 ***호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 ***, ***호(가산동, 에이스 가산 포휴)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5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 Fi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IVE Inc.</text:p>
          </table:table-cell>
          <table:table-cell table:style-name="ce161"/>
          <table:table-cell table:style-name="ce164" office:value-type="string" calcext:value-type="string">
            <text:p>경기도 수원시 영통구 광교중앙로 170 ***호 얼라이브 게임 스튜디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LAF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5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46번길 45-7 창조빌딩 ***호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 ***-***, ***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5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5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at Society</text:p>
          </table:table-cell>
          <table:table-cell table:style-name="ce161" office:value-type="string" calcext:value-type="string">
            <text:p>캣 소사이어티</text:p>
          </table:table-cell>
          <table:table-cell table:style-name="ce164" office:value-type="string" calcext:value-type="string">
            <text:p>수원, 대한민국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catsocietygames.com/" xlink:type="simple">https://catsocietygames.com/</text:a></text:p>
          </table:table-cell>
          <table:table-cell table:style-name="ce174"/>
          <table:table-cell table:style-name="ce161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61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5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3">
          <table:table-cell table:style-name="ce155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 140, 9층 비지씨***호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155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g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ligh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5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 68, ***호 에이-***호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331번길 8, ***층 (정자동,킨스타워)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6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 27, **동 **호(능곡동, 엘에이치4단지)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 767 분당수지U타워 a동 ***호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5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5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FLINT</text:p>
          </table:table-cell>
          <table:table-cell table:style-name="ce161"/>
          <table:table-cell table:style-name="ce164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4" office:value-type="string" calcext:value-type="string">
            <text:p>서울특별시 서초구 강남대로 327/ 대륭서초타워 ***층 (서초동)</text:p>
          </table:table-cell>
          <table:table-cell table:style-name="ce168" office:value-type="string" calcext:value-type="string">
            <text:p>187-81-03***</text:p>
          </table:table-cell>
          <table:table-cell table:style-name="ce168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eniesoft Inc.</text:p>
          </table:table-cell>
          <table:table-cell table:style-name="ce161" office:value-type="string" calcext:value-type="string">
            <text:p>주식회사 지니소프트</text:p>
          </table:table-cell>
          <table:table-cell table:style-name="ce164" office:value-type="string" calcext:value-type="string">
            <text:p>광주광역시 남구 송암로24번가길 46, 광주실감컨텐츠큐브 ***층 ***호</text:p>
          </table:table-cell>
          <table:table-cell table:style-name="ce168" office:value-type="string" calcext:value-type="string">
            <text:p>162-81-01***</text:p>
          </table:table-cell>
          <table:table-cell table:style-name="ce168" office:value-type="string" calcext:value-type="string">
            <text:p>김도현</text:p>
          </table:table-cell>
          <table:table-cell table:style-name="ce161" office:value-type="string" calcext:value-type="string">
            <text:p><text:a xlink:href="https://www.geniesoft.io/" xlink:type="simple">https://www.geniesoft.io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niFrix</text:p>
          </table:table-cell>
          <table:table-cell table:style-name="ce161" office:value-type="string" calcext:value-type="string">
            <text:p>지니프릭스</text:p>
          </table:table-cell>
          <table:table-cell table:style-name="ce164" office:value-type="string" calcext:value-type="string">
            <text:p>서울특별시 금천구 가산디지털1로 2, ***호</text:p>
            <text:p>(가산동, 우림라이온스밸리2차)</text:p>
          </table:table-cell>
          <table:table-cell table:style-name="ce168" office:value-type="string" calcext:value-type="string">
            <text:p>119-81-93***</text:p>
          </table:table-cell>
          <table:table-cell table:style-name="ce168" office:value-type="string" calcext:value-type="string">
            <text:p>박진한</text:p>
          </table:table-cell>
          <table:table-cell table:style-name="ce161" office:value-type="string" calcext:value-type="string">
            <text:p><text:a xlink:href="https://www.gnifrix.com/" xlink:type="simple">https://www.gnifrix.com/</text:a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2">
          <table:table-cell table:style-name="ce155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5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 36 (신공덕동) ***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geon Games</text:p>
          </table:table-cell>
          <table:table-cell table:style-name="ce161" office:value-type="string" calcext:value-type="string">
            <text:p>인건게임즈</text:p>
          </table:table-cell>
          <table:table-cell table:style-name="ce164" office:value-type="string" calcext:value-type="string">
            <text:p>대전광역시 서구 청사로 ***, **동 **호</text:p>
          </table:table-cell>
          <table:table-cell table:style-name="ce168" office:value-type="string" calcext:value-type="string">
            <text:p>104-33-51***</text:p>
          </table:table-cell>
          <table:table-cell table:style-name="ce168" office:value-type="string" calcext:value-type="string">
            <text:p>신인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noVENTOR Inc.</text:p>
          </table:table-cell>
          <table:table-cell table:style-name="ce161" office:value-type="string" calcext:value-type="string">
            <text:p>(주)이노벤터</text:p>
          </table:table-cell>
          <table:table-cell table:style-name="ce164" office:value-type="string" calcext:value-type="string">
            <text:p>서울 서초구 방배동 ***-***</text:p>
          </table:table-cell>
          <table:table-cell table:style-name="ce168" office:value-type="string" calcext:value-type="string">
            <text:p>855-87-00***</text:p>
          </table:table-cell>
          <table:table-cell table:style-name="ce168" office:value-type="string" calcext:value-type="string">
            <text:p>백정훈</text:p>
          </table:table-cell>
          <table:table-cell table:style-name="ce161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 ***, ***층(양평동***가, ***타워)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IN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155" office:value-type="string" calcext:value-type="string">
            <text:p>Jipang2Games</text:p>
          </table:table-cell>
          <table:table-cell table:style-name="ce161" office:value-type="string" calcext:value-type="string">
            <text:p>지팡이게임즈</text:p>
          </table:table-cell>
          <table:table-cell table:style-name="ce164" office:value-type="string" calcext:value-type="string">
            <text:p>서울특별시 금천구 시흥대로22길 52, ***동 ***호</text:p>
          </table:table-cell>
          <table:table-cell table:style-name="ce168" office:value-type="string" calcext:value-type="string">
            <text:p>559-26-00***</text:p>
          </table:table-cell>
          <table:table-cell table:style-name="ce168" office:value-type="string" calcext:value-type="string">
            <text:p>조학현</text:p>
          </table:table-cell>
          <table:table-cell table:style-name="ce161"/>
          <table:table-cell table:style-name="ce174"/>
          <table:table-cell table:style-name="ce161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61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LIFUEL</text:p>
          </table:table-cell>
          <table:table-cell table:style-name="ce161" office:value-type="string" calcext:value-type="string">
            <text:p>리퓨엘(LIFUEL)</text:p>
          </table:table-cell>
          <table:table-cell table:style-name="ce164" office:value-type="string" calcext:value-type="string">
            <text:p>경기도 성남시 분당구 장미로***번길 ***, **층 **호</text:p>
          </table:table-cell>
          <table:table-cell table:style-name="ce168" office:value-type="string" calcext:value-type="string">
            <text:p>427-53-00***</text:p>
          </table:table-cell>
          <table:table-cell table:style-name="ce168" office:value-type="string" calcext:value-type="string">
            <text:p>이도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ittle Lemon Bulb</text:p>
          </table:table-cell>
          <table:table-cell table:style-name="ce161" office:value-type="string" calcext:value-type="string">
            <text:p>리틀레몬볼브(LITTLE LEMON BULB)</text:p>
          </table:table-cell>
          <table:table-cell table:style-name="ce164" office:value-type="string" calcext:value-type="string">
            <text:p>경기도 김포시 김포한강10로 ***, ***호</text:p>
          </table:table-cell>
          <table:table-cell table:style-name="ce168" office:value-type="string" calcext:value-type="string">
            <text:p>531-12-01***</text:p>
          </table:table-cell>
          <table:table-cell table:style-name="ce168" office:value-type="string" calcext:value-type="string">
            <text:p>김혜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 99, ***호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X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645번길 12 (삼평동, 경기창조경제혁신센터) ***층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 314(초량동, 한국부동산원) *층 비큐브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zaak, inc.</text:p>
          </table:table-cell>
          <table:table-cell table:style-name="ce161" office:value-type="string" calcext:value-type="string">
            <text:p>오자크 주식회사</text:p>
          </table:table-cell>
          <table:table-cell table:style-name="ce164" office:value-type="string" calcext:value-type="string">
            <text:p>서울특별시 서초구 서운로 ***, ***층 ***호</text:p>
          </table:table-cell>
          <table:table-cell table:style-name="ce168" office:value-type="string" calcext:value-type="string">
            <text:p>335-87-01***</text:p>
          </table:table-cell>
          <table:table-cell table:style-name="ce168" office:value-type="string" calcext:value-type="string">
            <text:p>최훈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ROJECT MOREUM Inc.</text:p>
          </table:table-cell>
          <table:table-cell table:style-name="ce161" office:value-type="string" calcext:value-type="string">
            <text:p>프로젝트모름 주식회사</text:p>
          </table:table-cell>
          <table:table-cell table:style-name="ce164" office:value-type="string" calcext:value-type="string">
            <text:p>경기도 부천시 원미구 부천로***번길 **, **동 **층 **호</text:p>
          </table:table-cell>
          <table:table-cell table:style-name="ce168" office:value-type="string" calcext:value-type="string">
            <text:p>129-87-02***</text:p>
          </table:table-cell>
          <table:table-cell table:style-name="ce168" office:value-type="string" calcext:value-type="string">
            <text:p>유동윤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QueseraGames Co., Ltd.</text:p>
          </table:table-cell>
          <table:table-cell table:style-name="ce161" office:value-type="string" calcext:value-type="string">
            <text:p>주식회사 케세라게임즈(QueseraGames Co., Ltd.)</text:p>
          </table:table-cell>
          <table:table-cell table:style-name="ce164" office:value-type="string" calcext:value-type="string">
            <text:p>서울특별시 강남구 역삼로 ***, ***호</text:p>
          </table:table-cell>
          <table:table-cell table:style-name="ce168" office:value-type="string" calcext:value-type="string">
            <text:p>563-86-02***</text:p>
          </table:table-cell>
          <table:table-cell table:style-name="ce168" office:value-type="string" calcext:value-type="string">
            <text:p>박재현</text:p>
          </table:table-cell>
          <table:table-cell table:style-name="ce161" office:value-type="string" calcext:value-type="string">
            <text:p><text:a xlink:href="https://queseragames.com/#Main" xlink:type="simple">https://queseragames.com/#Main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82길 ***, B1~5층(대치동, 한석빌딩)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nkhol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 140 (우동, 부산문화콘텐츠컴플렉스) 글로벌게임센터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tarlike Inc.</text:p>
          </table:table-cell>
          <table:table-cell table:style-name="ce161"/>
          <table:table-cell table:style-name="ce164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157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157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BEESOFT</text:p>
          </table:table-cell>
          <table:table-cell table:style-name="ce161"/>
          <table:table-cell table:style-name="ce164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57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7" office:value-type="string" calcext:value-type="string">
            <text:p>TALESSHOP Co., Ltd.</text:p>
          </table:table-cell>
          <table:table-cell table:style-name="ce161"/>
          <table:table-cell table:style-name="ce164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2길 ***, ***호(도선동, 에이)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Samoye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4">
          <table:table-cell table:style-name="ce157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7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157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2">
          <table:table-cell table:style-name="ce157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68" office:value-type="string" calcext:value-type="string">
            <text:p>784-81-02274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41길 ***, ***호(송파동)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2">
          <table:table-cell table:style-name="ce157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XINESS Co,. Ltd.</text:p>
          </table:table-cell>
          <table:table-cell table:style-name="ce161"/>
          <table:table-cell table:style-name="ce164" office:value-type="string" calcext:value-type="string">
            <text:p><text:span text:style-name="T3">서울 구로구 디지털로33길 11, 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7" office:value-type="string" calcext:value-type="string">
            <text:p>ZZICON</text:p>
          </table:table-cell>
          <table:table-cell table:style-name="ce161" office:value-type="string" calcext:value-type="string">
            <text:p>찢콘</text:p>
          </table:table-cell>
          <table:table-cell table:style-name="ce164"/>
          <table:table-cell table:style-name="ce168"/>
          <table:table-cell table:style-name="ce168" office:value-type="string" calcext:value-type="string">
            <text:p>윤성배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number-columns-repeated="2" table:style-name="ce157" office:value-type="string" calcext:value-type="string">
            <text:p>깡토 스튜디오</text:p>
          </table:table-cell>
          <table:table-cell table:style-name="ce164"/>
          <table:table-cell table:style-name="ce168" office:value-type="string" calcext:value-type="string">
            <text:p>299-28-01210</text:p>
          </table:table-cell>
          <table:table-cell table:style-name="ce168" office:value-type="string" calcext:value-type="string">
            <text:p>박정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158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861">
          <table:table-cell table:style-name="ce159"/>
          <table:table-cell table:number-columns-repeated="10"/>
        </table:table-row>
        <table:table-row table:style-name="ro1" table:number-rows-repeated="1047513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2:developer.A148">
            <calcext:condition calcext:apply-style-name="Error" calcext:value="duplicate" calcext:base-cell-address="developer.A2"/>
          </calcext:conditional-format>
          <calcext:conditional-format calcext:target-range-address="developer.A1:developer.A1062 developer.B193:developer.B193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6" table:default-cell-style-name="ce129"/>
        <table:table-column table:style-name="co27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24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51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1" table:on-update-keep-styles="true" table:on-update-keep-size="false"/>
        <table:database-range table:name="developer_table" table:target-range-address="developer.A2:developer.I1061" table:on-update-keep-styles="true" table:on-update-keep-size="false"/>
        <table:database-range table:name="game_table" table:target-range-address="list.B260:list.C261" table:on-update-keep-styles="true" table:on-update-keep-size="false"/>
        <table:database-range table:name="publisher_name_list" table:target-range-address="publisher.A2:publisher.A1051" table:on-update-keep-styles="true" table:on-update-keep-size="false"/>
        <table:database-range table:name="__Anonymous_Sheet_DB__0" table:target-range-address="list.B2:list.I28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20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5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8">00/00/0000</text:date>, <text:time style:data-style-name="N2" text:time-value="08:50:59.46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4-08T09:06:34.572000000</dc:date>
    <meta:editing-duration>P2DT3H39M45S</meta:editing-duration>
    <meta:editing-cycles>858</meta:editing-cycles>
    <meta:document-statistic meta:table-count="3" meta:cell-count="279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